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Vendedor</text:p>
          </table:table-cell>
          <table:table-cell table:style-name="ce1" office:value-type="string" calcext:value-type="string">
            <text:p>Sede Entreg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Import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6" calcext:value-type="date">
            <text:p>06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75880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1" calcext:value-type="date">
            <text:p>01/10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79412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9" calcext:value-type="date">
            <text:p>09/05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07" calcext:value-type="date">
            <text:p>07/10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3830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2" calcext:value-type="date">
            <text:p>02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05706.8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6" calcext:value-type="date">
            <text:p>16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07878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9" calcext:value-type="date">
            <text:p>09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90188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4" calcext:value-type="date">
            <text:p>04/10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83816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5" calcext:value-type="date">
            <text:p>25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15339.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2" calcext:value-type="date">
            <text:p>22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74378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30" calcext:value-type="date">
            <text:p>30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03050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0" calcext:value-type="date">
            <text:p>20/02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42082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5" calcext:value-type="date">
            <text:p>15/09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97457.6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4" calcext:value-type="date">
            <text:p>14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74905.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4" calcext:value-type="date">
            <text:p>24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67819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8" calcext:value-type="date">
            <text:p>28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64294.9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2" calcext:value-type="date">
            <text:p>12/10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36787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6" calcext:value-type="date">
            <text:p>06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09231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7" calcext:value-type="date">
            <text:p>07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12313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4" calcext:value-type="date">
            <text:p>04/11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0358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6" calcext:value-type="date">
            <text:p>26/09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80967.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6" calcext:value-type="date">
            <text:p>26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82956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8" calcext:value-type="date">
            <text:p>08/04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73078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4" calcext:value-type="date">
            <text:p>14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32475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7" calcext:value-type="date">
            <text:p>27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0024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4" calcext:value-type="date">
            <text:p>04/05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60990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2" calcext:value-type="date">
            <text:p>12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68765.4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1" calcext:value-type="date">
            <text:p>11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39722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9" calcext:value-type="date">
            <text:p>29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38740.2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1" calcext:value-type="date">
            <text:p>31/12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61335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2" calcext:value-type="date">
            <text:p>12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88958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5" calcext:value-type="date">
            <text:p>05/06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5192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5" calcext:value-type="date">
            <text:p>25/04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24688.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8" calcext:value-type="date">
            <text:p>18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17969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4" calcext:value-type="date">
            <text:p>04/05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91472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6" calcext:value-type="date">
            <text:p>06/01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21759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9" calcext:value-type="date">
            <text:p>29/01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41110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5" calcext:value-type="date">
            <text:p>25/04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3412.4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0" calcext:value-type="date">
            <text:p>30/12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65910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2" calcext:value-type="date">
            <text:p>02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76387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2" calcext:value-type="date">
            <text:p>12/05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92387.0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1" calcext:value-type="date">
            <text:p>01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05992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3" calcext:value-type="date">
            <text:p>03/01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62556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2" calcext:value-type="date">
            <text:p>22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15687.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6" calcext:value-type="date">
            <text:p>06/01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89203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5" calcext:value-type="date">
            <text:p>05/06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68872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2" calcext:value-type="date">
            <text:p>02/06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76010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6" calcext:value-type="date">
            <text:p>06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43200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6" calcext:value-type="date">
            <text:p>16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90557.2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0" calcext:value-type="date">
            <text:p>30/12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56567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8" calcext:value-type="date">
            <text:p>18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5714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4" calcext:value-type="date">
            <text:p>04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42575.2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0" calcext:value-type="date">
            <text:p>10/12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71996.9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0" calcext:value-type="date">
            <text:p>20/11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31362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1" calcext:value-type="date">
            <text:p>11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51861.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7" calcext:value-type="date">
            <text:p>07/11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74252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8" calcext:value-type="date">
            <text:p>28/04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39800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3" calcext:value-type="date">
            <text:p>13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67312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3" calcext:value-type="date">
            <text:p>03/01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96107.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31" calcext:value-type="date">
            <text:p>31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00113.0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1" calcext:value-type="date">
            <text:p>11/10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35319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2" calcext:value-type="date">
            <text:p>02/05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59370.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3" calcext:value-type="date">
            <text:p>23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3943.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4" calcext:value-type="date">
            <text:p>24/05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25" calcext:value-type="date">
            <text:p>25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22326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8" calcext:value-type="date">
            <text:p>28/03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90639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0" calcext:value-type="date">
            <text:p>10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67428.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4" calcext:value-type="date">
            <text:p>14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90865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9" calcext:value-type="date">
            <text:p>09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50399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/04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56963.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4" calcext:value-type="date">
            <text:p>14/04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5887.7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3" calcext:value-type="date">
            <text:p>23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48083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1" calcext:value-type="date">
            <text:p>21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81764.3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5" calcext:value-type="date">
            <text:p>25/10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61085.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4" calcext:value-type="date">
            <text:p>14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80475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4" calcext:value-type="date">
            <text:p>04/10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71526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6" calcext:value-type="date">
            <text:p>16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10674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8" calcext:value-type="date">
            <text:p>18/06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84726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8" calcext:value-type="date">
            <text:p>18/09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38161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4" calcext:value-type="date">
            <text:p>14/04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7290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8" calcext:value-type="date">
            <text:p>08/10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04267.8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9" calcext:value-type="date">
            <text:p>19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93544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6" calcext:value-type="date">
            <text:p>16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35237.2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2" calcext:value-type="date">
            <text:p>12/10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42127.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5" calcext:value-type="date">
            <text:p>25/04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96406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5" calcext:value-type="date">
            <text:p>15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82025.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9" calcext:value-type="date">
            <text:p>29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78163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8" calcext:value-type="date">
            <text:p>18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62613.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8" calcext:value-type="date">
            <text:p>08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96529.6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9" calcext:value-type="date">
            <text:p>19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37968.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9" calcext:value-type="date">
            <text:p>19/04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77374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0" calcext:value-type="date">
            <text:p>20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64529.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6" calcext:value-type="date">
            <text:p>16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31046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2" calcext:value-type="date">
            <text:p>12/03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65845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7" calcext:value-type="date">
            <text:p>07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73175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0" calcext:value-type="date">
            <text:p>10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91672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3" calcext:value-type="date">
            <text:p>03/08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83119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9" calcext:value-type="date">
            <text:p>09/03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37643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5" calcext:value-type="date">
            <text:p>15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76873.2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5" calcext:value-type="date">
            <text:p>15/12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80160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4" calcext:value-type="date">
            <text:p>04/10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57301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2" calcext:value-type="date">
            <text:p>02/08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52210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4" calcext:value-type="date">
            <text:p>04/06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92988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6" calcext:value-type="date">
            <text:p>26/03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10653.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8" calcext:value-type="date">
            <text:p>18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83880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1" calcext:value-type="date">
            <text:p>11/08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81520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1" calcext:value-type="date">
            <text:p>01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3454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1" calcext:value-type="date">
            <text:p>01/06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45981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9" calcext:value-type="date">
            <text:p>09/03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0278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5" calcext:value-type="date">
            <text:p>25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25395.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1" calcext:value-type="date">
            <text:p>01/08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77116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4" calcext:value-type="date">
            <text:p>14/01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10715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5" calcext:value-type="date">
            <text:p>05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13627.2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7" calcext:value-type="date">
            <text:p>27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20654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5" calcext:value-type="date">
            <text:p>05/03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8644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6" calcext:value-type="date">
            <text:p>16/05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41263.0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8" calcext:value-type="date">
            <text:p>18/12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20511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0" calcext:value-type="date">
            <text:p>10/01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69908.3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5" calcext:value-type="date">
            <text:p>25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89404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8" calcext:value-type="date">
            <text:p>18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20" calcext:value-type="date">
            <text:p>20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72510.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3" calcext:value-type="date">
            <text:p>03/03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41231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2" calcext:value-type="date">
            <text:p>02/01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65234.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6" calcext:value-type="date">
            <text:p>16/08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32909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5" calcext:value-type="date">
            <text:p>05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10456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1" calcext:value-type="date">
            <text:p>01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20889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1" calcext:value-type="date">
            <text:p>21/03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5409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1" calcext:value-type="date">
            <text:p>01/02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92932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5" calcext:value-type="date">
            <text:p>25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84712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5" calcext:value-type="date">
            <text:p>05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48587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8" calcext:value-type="date">
            <text:p>18/01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64353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1" calcext:value-type="date">
            <text:p>11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08780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6" calcext:value-type="date">
            <text:p>06/10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89352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52853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2" calcext:value-type="date">
            <text:p>12/03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74260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0" calcext:value-type="date">
            <text:p>20/02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12173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2" calcext:value-type="date">
            <text:p>02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33891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1" calcext:value-type="date">
            <text:p>21/03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14" calcext:value-type="date">
            <text:p>14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33039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6" calcext:value-type="date">
            <text:p>06/11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32202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2" calcext:value-type="date">
            <text:p>22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79856.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5" calcext:value-type="date">
            <text:p>05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89475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7" calcext:value-type="date">
            <text:p>07/01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62771.0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9" calcext:value-type="date">
            <text:p>29/11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17201.4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7" calcext:value-type="date">
            <text:p>27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76138.4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5" calcext:value-type="date">
            <text:p>25/12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49643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02191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5" calcext:value-type="date">
            <text:p>05/03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49775.2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8" calcext:value-type="date">
            <text:p>18/10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94109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2" calcext:value-type="date">
            <text:p>02/12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87966.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5" calcext:value-type="date">
            <text:p>15/01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12687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3" calcext:value-type="date">
            <text:p>13/09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70089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9" calcext:value-type="date">
            <text:p>09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65292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30" calcext:value-type="date">
            <text:p>30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10825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4" calcext:value-type="date">
            <text:p>04/12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96209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5" calcext:value-type="date">
            <text:p>25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89302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9" calcext:value-type="date">
            <text:p>29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76201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1" calcext:value-type="date">
            <text:p>01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55419.8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2" calcext:value-type="date">
            <text:p>22/10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22129.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30" calcext:value-type="date">
            <text:p>30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05" calcext:value-type="date">
            <text:p>05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1876.6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2" calcext:value-type="date">
            <text:p>12/11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46173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0" calcext:value-type="date">
            <text:p>10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46186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7" calcext:value-type="date">
            <text:p>07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0001.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1" calcext:value-type="date">
            <text:p>11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09345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7" calcext:value-type="date">
            <text:p>07/07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1372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3" calcext:value-type="date">
            <text:p>03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88721.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8" calcext:value-type="date">
            <text:p>18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49368.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69278.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0" calcext:value-type="date">
            <text:p>20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71524.3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1" calcext:value-type="date">
            <text:p>21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53033.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9" calcext:value-type="date">
            <text:p>29/01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32548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8" calcext:value-type="date">
            <text:p>08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84222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4" calcext:value-type="date">
            <text:p>24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91202.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0" calcext:value-type="date">
            <text:p>10/09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80390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2" calcext:value-type="date">
            <text:p>12/09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51891.0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1" calcext:value-type="date">
            <text:p>11/12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56109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48705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6" calcext:value-type="date">
            <text:p>16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04735.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6" calcext:value-type="date">
            <text:p>16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44529.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5" calcext:value-type="date">
            <text:p>05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99355.8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0" calcext:value-type="date">
            <text:p>30/10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66372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31" calcext:value-type="date">
            <text:p>31/08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40030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19781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3" calcext:value-type="date">
            <text:p>03/03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88995.1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1-10-10" calcext:value-type="date">
            <text:p>10/10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79643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9" calcext:value-type="date">
            <text:p>19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93421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6" calcext:value-type="date">
            <text:p>06/05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7719.8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4" calcext:value-type="date">
            <text:p>14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25764.8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6" calcext:value-type="date">
            <text:p>16/11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98810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5" calcext:value-type="date">
            <text:p>25/09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82772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2" calcext:value-type="date">
            <text:p>22/01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2016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4" calcext:value-type="date">
            <text:p>04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86283.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9" calcext:value-type="date">
            <text:p>09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74380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5" calcext:value-type="date">
            <text:p>05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28500.1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2" calcext:value-type="date">
            <text:p>12/11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80214.5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5" calcext:value-type="date">
            <text:p>15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49051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31" calcext:value-type="date">
            <text:p>31/08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38156.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3" calcext:value-type="date">
            <text:p>23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03985.9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0" calcext:value-type="date">
            <text:p>30/12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78771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2" calcext:value-type="date">
            <text:p>22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18347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1" calcext:value-type="date">
            <text:p>01/10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24979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0" calcext:value-type="date">
            <text:p>20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94632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4" calcext:value-type="date">
            <text:p>14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38415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2" calcext:value-type="date">
            <text:p>12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84685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7" calcext:value-type="date">
            <text:p>07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55365.8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6" calcext:value-type="date">
            <text:p>16/10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24" calcext:value-type="date">
            <text:p>24/02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95671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3" calcext:value-type="date">
            <text:p>13/02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33303.4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7" calcext:value-type="date">
            <text:p>17/10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71086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6" calcext:value-type="date">
            <text:p>26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84343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1" calcext:value-type="date">
            <text:p>01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54245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1" calcext:value-type="date">
            <text:p>21/09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78788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7" calcext:value-type="date">
            <text:p>17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63877.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6" calcext:value-type="date">
            <text:p>06/01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4309.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2" calcext:value-type="date">
            <text:p>02/12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00483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30" calcext:value-type="date">
            <text:p>30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94345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5" calcext:value-type="date">
            <text:p>05/02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44774.7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9" calcext:value-type="date">
            <text:p>29/12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00547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4" calcext:value-type="date">
            <text:p>24/03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23216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3" calcext:value-type="date">
            <text:p>23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42562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6" calcext:value-type="date">
            <text:p>06/10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18586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3" calcext:value-type="date">
            <text:p>23/09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89245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5" calcext:value-type="date">
            <text:p>15/05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63886.5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5" calcext:value-type="date">
            <text:p>25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20446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6" calcext:value-type="date">
            <text:p>26/01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49830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5" calcext:value-type="date">
            <text:p>05/05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97178.4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0" calcext:value-type="date">
            <text:p>20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41501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8" calcext:value-type="date">
            <text:p>28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30693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8" calcext:value-type="date">
            <text:p>18/06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93485.7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0" calcext:value-type="date">
            <text:p>10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90591.3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4" calcext:value-type="date">
            <text:p>24/11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04818.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4" calcext:value-type="date">
            <text:p>04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77563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1" calcext:value-type="date">
            <text:p>21/02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65004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38013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2" calcext:value-type="date">
            <text:p>12/09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96025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7" calcext:value-type="date">
            <text:p>07/06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24253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8" calcext:value-type="date">
            <text:p>08/03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08852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3" calcext:value-type="date">
            <text:p>03/10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06" calcext:value-type="date">
            <text:p>06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0819.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8" calcext:value-type="date">
            <text:p>28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02629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4" calcext:value-type="date">
            <text:p>04/02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23593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1" calcext:value-type="date">
            <text:p>01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04191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1" calcext:value-type="date">
            <text:p>11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85965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4" calcext:value-type="date">
            <text:p>04/08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9910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3" calcext:value-type="date">
            <text:p>13/06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09134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0" calcext:value-type="date">
            <text:p>30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06223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2" calcext:value-type="date">
            <text:p>02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92840.0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1" calcext:value-type="date">
            <text:p>21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87189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2" calcext:value-type="date">
            <text:p>02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81585.2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1" calcext:value-type="date">
            <text:p>31/10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63572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5" calcext:value-type="date">
            <text:p>15/02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51535.5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9" calcext:value-type="date">
            <text:p>19/12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28443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3" calcext:value-type="date">
            <text:p>03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27848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8" calcext:value-type="date">
            <text:p>08/07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99693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3" calcext:value-type="date">
            <text:p>13/06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6813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4" calcext:value-type="date">
            <text:p>14/08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6425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0" calcext:value-type="date">
            <text:p>10/04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78929.0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8" calcext:value-type="date">
            <text:p>28/10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45377.4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2" calcext:value-type="date">
            <text:p>22/10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99458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6" calcext:value-type="date">
            <text:p>06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62945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3" calcext:value-type="date">
            <text:p>13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15840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2" calcext:value-type="date">
            <text:p>22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05387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4" calcext:value-type="date">
            <text:p>24/01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00154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1" calcext:value-type="date">
            <text:p>11/09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68166.3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4" calcext:value-type="date">
            <text:p>24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94920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0" calcext:value-type="date">
            <text:p>10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57193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2" calcext:value-type="date">
            <text:p>22/01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74982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9" calcext:value-type="date">
            <text:p>19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99703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2" calcext:value-type="date">
            <text:p>22/03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58406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3" calcext:value-type="date">
            <text:p>23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07985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9" calcext:value-type="date">
            <text:p>09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27414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4" calcext:value-type="date">
            <text:p>04/11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92323.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6" calcext:value-type="date">
            <text:p>16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67707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9" calcext:value-type="date">
            <text:p>19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97913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/06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87646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30" calcext:value-type="date">
            <text:p>30/04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13440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0" calcext:value-type="date">
            <text:p>10/06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74537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2" calcext:value-type="date">
            <text:p>02/10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97645.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2" calcext:value-type="date">
            <text:p>22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1" calcext:value-type="date">
            <text:p>11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07227.1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5" calcext:value-type="date">
            <text:p>25/12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49517.7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1" calcext:value-type="date">
            <text:p>31/12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22" calcext:value-type="date">
            <text:p>22/08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90310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0" calcext:value-type="date">
            <text:p>20/01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12082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1" calcext:value-type="date">
            <text:p>11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62077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8" calcext:value-type="date">
            <text:p>28/06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19643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9" calcext:value-type="date">
            <text:p>19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59616.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4" calcext:value-type="date">
            <text:p>24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31920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6" calcext:value-type="date">
            <text:p>06/11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08217.5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9" calcext:value-type="date">
            <text:p>19/10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84959.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5" calcext:value-type="date">
            <text:p>25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7103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9" calcext:value-type="date">
            <text:p>19/08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57607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3" calcext:value-type="date">
            <text:p>13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66793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1" calcext:value-type="date">
            <text:p>11/04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54359.5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5" calcext:value-type="date">
            <text:p>25/11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94179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0" calcext:value-type="date">
            <text:p>10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34938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5" calcext:value-type="date">
            <text:p>05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37846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6" calcext:value-type="date">
            <text:p>06/08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84608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5" calcext:value-type="date">
            <text:p>15/05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85968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4" calcext:value-type="date">
            <text:p>24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55089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7" calcext:value-type="date">
            <text:p>17/03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57070.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4" calcext:value-type="date">
            <text:p>24/09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18328.7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4" calcext:value-type="date">
            <text:p>14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55224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2" calcext:value-type="date">
            <text:p>02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7151.3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8" calcext:value-type="date">
            <text:p>28/10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05326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82790.2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1" calcext:value-type="date">
            <text:p>31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14287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2" calcext:value-type="date">
            <text:p>12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89224.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/01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93600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5" calcext:value-type="date">
            <text:p>05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36549.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6" calcext:value-type="date">
            <text:p>16/04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80695.3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2" calcext:value-type="date">
            <text:p>22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78448.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2" calcext:value-type="date">
            <text:p>12/06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07057.8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1" calcext:value-type="date">
            <text:p>31/10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55832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1" calcext:value-type="date">
            <text:p>01/12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95473.4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2" calcext:value-type="date">
            <text:p>22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3591.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2" calcext:value-type="date">
            <text:p>12/03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11917.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5" calcext:value-type="date">
            <text:p>25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37536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6" calcext:value-type="date">
            <text:p>06/01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09190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/02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31413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9" calcext:value-type="date">
            <text:p>09/04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30" calcext:value-type="date">
            <text:p>30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24671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5" calcext:value-type="date">
            <text:p>25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03003.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3" calcext:value-type="date">
            <text:p>13/04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48351.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5" calcext:value-type="date">
            <text:p>05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3432.0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2" calcext:value-type="date">
            <text:p>12/11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9" calcext:value-type="date">
            <text:p>29/06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95633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2" calcext:value-type="date">
            <text:p>02/01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46637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8" calcext:value-type="date">
            <text:p>18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07636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0" calcext:value-type="date">
            <text:p>10/02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80486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62559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8" calcext:value-type="date">
            <text:p>18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87433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5626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3" calcext:value-type="date">
            <text:p>23/04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5799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5" calcext:value-type="date">
            <text:p>05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45590.0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8" calcext:value-type="date">
            <text:p>28/10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46175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/04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60322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6" calcext:value-type="date">
            <text:p>16/07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36215.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/04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96030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4" calcext:value-type="date">
            <text:p>24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42032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4" calcext:value-type="date">
            <text:p>24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01982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8" calcext:value-type="date">
            <text:p>28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27" calcext:value-type="date">
            <text:p>27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02565.5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6" calcext:value-type="date">
            <text:p>26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52655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5" calcext:value-type="date">
            <text:p>25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46120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/04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49801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6" calcext:value-type="date">
            <text:p>16/03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66559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30" calcext:value-type="date">
            <text:p>30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40771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1" calcext:value-type="date">
            <text:p>21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83450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39308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2" calcext:value-type="date">
            <text:p>02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98331.1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9" calcext:value-type="date">
            <text:p>19/11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78388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8" calcext:value-type="date">
            <text:p>28/03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10036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6" calcext:value-type="date">
            <text:p>26/01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51815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1" calcext:value-type="date">
            <text:p>21/01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30820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2" calcext:value-type="date">
            <text:p>02/11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54020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1" calcext:value-type="date">
            <text:p>21/02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51551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8" calcext:value-type="date">
            <text:p>08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74084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30" calcext:value-type="date">
            <text:p>30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84279.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9" calcext:value-type="date">
            <text:p>29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77677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0" calcext:value-type="date">
            <text:p>20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29481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0" calcext:value-type="date">
            <text:p>10/03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26230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30" calcext:value-type="date">
            <text:p>30/09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09" calcext:value-type="date">
            <text:p>09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46402.7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0" calcext:value-type="date">
            <text:p>10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69217.7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8" calcext:value-type="date">
            <text:p>18/12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33017.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8" calcext:value-type="date">
            <text:p>28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88152.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7" calcext:value-type="date">
            <text:p>07/12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94708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0" calcext:value-type="date">
            <text:p>10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14530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8" calcext:value-type="date">
            <text:p>28/02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6644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4" calcext:value-type="date">
            <text:p>24/05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76012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9" calcext:value-type="date">
            <text:p>19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88478.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8" calcext:value-type="date">
            <text:p>28/01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51341.8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2" calcext:value-type="date">
            <text:p>12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25259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9" calcext:value-type="date">
            <text:p>09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08203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9" calcext:value-type="date">
            <text:p>29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53040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0" calcext:value-type="date">
            <text:p>20/05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97745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9" calcext:value-type="date">
            <text:p>09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71487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0" calcext:value-type="date">
            <text:p>30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2" calcext:value-type="date">
            <text:p>22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5200.3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9" calcext:value-type="date">
            <text:p>19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07383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2" calcext:value-type="date">
            <text:p>02/02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86990.5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3" calcext:value-type="date">
            <text:p>23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4525.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5" calcext:value-type="date">
            <text:p>05/01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61056.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05857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3066.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7" calcext:value-type="date">
            <text:p>07/12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98095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7" calcext:value-type="date">
            <text:p>07/10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2804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5" calcext:value-type="date">
            <text:p>15/02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58125.1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2" calcext:value-type="date">
            <text:p>22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11420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3" calcext:value-type="date">
            <text:p>13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79505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0" calcext:value-type="date">
            <text:p>20/01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8" calcext:value-type="date">
            <text:p>28/04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25393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6" calcext:value-type="date">
            <text:p>26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85043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7" calcext:value-type="date">
            <text:p>17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69191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6" calcext:value-type="date">
            <text:p>26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79512.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6" calcext:value-type="date">
            <text:p>16/09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00506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5" calcext:value-type="date">
            <text:p>05/07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27505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6" calcext:value-type="date">
            <text:p>16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23616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1" calcext:value-type="date">
            <text:p>21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98949.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8" calcext:value-type="date">
            <text:p>08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97423.4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5" calcext:value-type="date">
            <text:p>15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18396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4" calcext:value-type="date">
            <text:p>24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19236.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8" calcext:value-type="date">
            <text:p>28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99667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7" calcext:value-type="date">
            <text:p>17/08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22179.2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1" calcext:value-type="date">
            <text:p>31/12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45610.7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2" calcext:value-type="date">
            <text:p>22/10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86648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44688.1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6" calcext:value-type="date">
            <text:p>16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06545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9" calcext:value-type="date">
            <text:p>19/09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58171.2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9" calcext:value-type="date">
            <text:p>19/10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97558.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7" calcext:value-type="date">
            <text:p>17/04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23132.4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1" calcext:value-type="date">
            <text:p>11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00323.2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5" calcext:value-type="date">
            <text:p>15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20510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7" calcext:value-type="date">
            <text:p>17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73050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0" calcext:value-type="date">
            <text:p>20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02825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30" calcext:value-type="date">
            <text:p>30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03136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1" calcext:value-type="date">
            <text:p>21/04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48701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2" calcext:value-type="date">
            <text:p>22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53013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9" calcext:value-type="date">
            <text:p>29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81714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9" calcext:value-type="date">
            <text:p>29/06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6314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4" calcext:value-type="date">
            <text:p>24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42045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5" calcext:value-type="date">
            <text:p>15/06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50623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3" calcext:value-type="date">
            <text:p>13/03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36989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8" calcext:value-type="date">
            <text:p>18/03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69326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2" calcext:value-type="date">
            <text:p>02/02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06600.5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7" calcext:value-type="date">
            <text:p>27/12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64749.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8" calcext:value-type="date">
            <text:p>28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81321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58653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9" calcext:value-type="date">
            <text:p>09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03" calcext:value-type="date">
            <text:p>03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47973.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3" calcext:value-type="date">
            <text:p>13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13640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6" calcext:value-type="date">
            <text:p>26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90452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4" calcext:value-type="date">
            <text:p>24/02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16893.2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5" calcext:value-type="date">
            <text:p>25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06684.8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9" calcext:value-type="date">
            <text:p>19/12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42220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/02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64595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9" calcext:value-type="date">
            <text:p>09/12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85967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4" calcext:value-type="date">
            <text:p>04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06833.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30" calcext:value-type="date">
            <text:p>30/03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06791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7" calcext:value-type="date">
            <text:p>17/04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12830.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5" calcext:value-type="date">
            <text:p>25/03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31787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8" calcext:value-type="date">
            <text:p>08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00594.8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6" calcext:value-type="date">
            <text:p>16/10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22625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8" calcext:value-type="date">
            <text:p>18/02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75204.4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1" calcext:value-type="date">
            <text:p>11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00633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0" calcext:value-type="date">
            <text:p>10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86527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4" calcext:value-type="date">
            <text:p>24/06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02" calcext:value-type="date">
            <text:p>02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99353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6" calcext:value-type="date">
            <text:p>06/06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67134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5" calcext:value-type="date">
            <text:p>25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81008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2" calcext:value-type="date">
            <text:p>12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15234.7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1" calcext:value-type="date">
            <text:p>11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65164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2" calcext:value-type="date">
            <text:p>02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19449.1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3" calcext:value-type="date">
            <text:p>13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61148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9" calcext:value-type="date">
            <text:p>09/09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92253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0" calcext:value-type="date">
            <text:p>10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11766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1" calcext:value-type="date">
            <text:p>21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78662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3" calcext:value-type="date">
            <text:p>23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55661.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5" calcext:value-type="date">
            <text:p>15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29940.2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0" calcext:value-type="date">
            <text:p>30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22669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8" calcext:value-type="date">
            <text:p>28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45950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8" calcext:value-type="date">
            <text:p>28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54175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9" calcext:value-type="date">
            <text:p>09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18503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3" calcext:value-type="date">
            <text:p>03/09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46993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4" calcext:value-type="date">
            <text:p>04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24686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8" calcext:value-type="date">
            <text:p>18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5120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1" calcext:value-type="date">
            <text:p>01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70728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6" calcext:value-type="date">
            <text:p>26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33707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3" calcext:value-type="date">
            <text:p>03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9520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4" calcext:value-type="date">
            <text:p>14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52951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8" calcext:value-type="date">
            <text:p>08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59212.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55093.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3" calcext:value-type="date">
            <text:p>03/10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60062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2" calcext:value-type="date">
            <text:p>22/04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33027.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4" calcext:value-type="date">
            <text:p>14/05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67759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9" calcext:value-type="date">
            <text:p>29/04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58555.8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1" calcext:value-type="date">
            <text:p>11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76604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5" calcext:value-type="date">
            <text:p>15/02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83439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6" calcext:value-type="date">
            <text:p>16/03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64558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7" calcext:value-type="date">
            <text:p>17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51626.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9" calcext:value-type="date">
            <text:p>29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99459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9" calcext:value-type="date">
            <text:p>29/05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03" calcext:value-type="date">
            <text:p>03/03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42273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5" calcext:value-type="date">
            <text:p>15/02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52260.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9" calcext:value-type="date">
            <text:p>19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05371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2" calcext:value-type="date">
            <text:p>22/06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04647.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2" calcext:value-type="date">
            <text:p>22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23042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0" calcext:value-type="date">
            <text:p>30/07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49715.7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0" calcext:value-type="date">
            <text:p>20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0998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0" calcext:value-type="date">
            <text:p>20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97082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2" calcext:value-type="date">
            <text:p>22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9498.2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4" calcext:value-type="date">
            <text:p>14/10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47362.0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6" calcext:value-type="date">
            <text:p>26/12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12497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0" calcext:value-type="date">
            <text:p>10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61850.4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7" calcext:value-type="date">
            <text:p>17/11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17603.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4" calcext:value-type="date">
            <text:p>14/03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92237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9" calcext:value-type="date">
            <text:p>09/02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06760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4" calcext:value-type="date">
            <text:p>24/06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30354.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2" calcext:value-type="date">
            <text:p>22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94231.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9" calcext:value-type="date">
            <text:p>19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62244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1" calcext:value-type="date">
            <text:p>21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43294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30" calcext:value-type="date">
            <text:p>30/09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95192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4" calcext:value-type="date">
            <text:p>04/06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50826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7" calcext:value-type="date">
            <text:p>07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92929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8" calcext:value-type="date">
            <text:p>08/10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60806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1" calcext:value-type="date">
            <text:p>11/08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70401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2" calcext:value-type="date">
            <text:p>22/05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95121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8" calcext:value-type="date">
            <text:p>28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49757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2" calcext:value-type="date">
            <text:p>22/02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87922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5" calcext:value-type="date">
            <text:p>25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33500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1" calcext:value-type="date">
            <text:p>01/09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15874.0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6" calcext:value-type="date">
            <text:p>06/02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37998.5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4" calcext:value-type="date">
            <text:p>24/10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93940.2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4" calcext:value-type="date">
            <text:p>14/10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36327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5" calcext:value-type="date">
            <text:p>05/02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90538.9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0" calcext:value-type="date">
            <text:p>20/12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23628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9" calcext:value-type="date">
            <text:p>09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6505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2" calcext:value-type="date">
            <text:p>22/02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73244.6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0" calcext:value-type="date">
            <text:p>10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97565.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0" calcext:value-type="date">
            <text:p>20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78595.6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6" calcext:value-type="date">
            <text:p>26/10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5778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6" calcext:value-type="date">
            <text:p>26/09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39390.0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3" calcext:value-type="date">
            <text:p>23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15975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1" calcext:value-type="date">
            <text:p>01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30562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4" calcext:value-type="date">
            <text:p>14/01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52969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8" calcext:value-type="date">
            <text:p>08/05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84103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7" calcext:value-type="date">
            <text:p>27/04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69968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0" calcext:value-type="date">
            <text:p>20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62754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0" calcext:value-type="date">
            <text:p>20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28328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4" calcext:value-type="date">
            <text:p>04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73290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1" calcext:value-type="date">
            <text:p>21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38644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0" calcext:value-type="date">
            <text:p>20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89731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3" calcext:value-type="date">
            <text:p>13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49550.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0" calcext:value-type="date">
            <text:p>20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05787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00613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6" calcext:value-type="date">
            <text:p>16/09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86770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2" calcext:value-type="date">
            <text:p>12/05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50095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4" calcext:value-type="date">
            <text:p>14/02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11884.9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7" calcext:value-type="date">
            <text:p>27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09501.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8" calcext:value-type="date">
            <text:p>18/08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71501.8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5" calcext:value-type="date">
            <text:p>15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99144.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0" calcext:value-type="date">
            <text:p>20/01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43752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5" calcext:value-type="date">
            <text:p>05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01239.1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8" calcext:value-type="date">
            <text:p>18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80379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0" calcext:value-type="date">
            <text:p>10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58503.8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7" calcext:value-type="date">
            <text:p>27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94455.7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0" calcext:value-type="date">
            <text:p>20/10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79728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6" calcext:value-type="date">
            <text:p>06/10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14300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9" calcext:value-type="date">
            <text:p>19/09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91169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7" calcext:value-type="date">
            <text:p>07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88093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3" calcext:value-type="date">
            <text:p>03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29341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9" calcext:value-type="date">
            <text:p>29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82422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1" calcext:value-type="date">
            <text:p>21/02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10500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9" calcext:value-type="date">
            <text:p>09/01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70417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4" calcext:value-type="date">
            <text:p>14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51951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8" calcext:value-type="date">
            <text:p>28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13534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2" calcext:value-type="date">
            <text:p>22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8747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2" calcext:value-type="date">
            <text:p>22/09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39185.8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1" calcext:value-type="date">
            <text:p>11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31" calcext:value-type="date">
            <text:p>31/03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71294.5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2" calcext:value-type="date">
            <text:p>12/10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14068.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9" calcext:value-type="date">
            <text:p>19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16" calcext:value-type="date">
            <text:p>16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7297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8" calcext:value-type="date">
            <text:p>08/02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71182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8" calcext:value-type="date">
            <text:p>28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71877.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7" calcext:value-type="date">
            <text:p>07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23119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4" calcext:value-type="date">
            <text:p>24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69160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12273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3" calcext:value-type="date">
            <text:p>23/05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32175.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6" calcext:value-type="date">
            <text:p>26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03164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6" calcext:value-type="date">
            <text:p>26/03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97231.0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2" calcext:value-type="date">
            <text:p>22/11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8322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7" calcext:value-type="date">
            <text:p>07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87574.2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5" calcext:value-type="date">
            <text:p>15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35516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9" calcext:value-type="date">
            <text:p>09/09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17155.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3" calcext:value-type="date">
            <text:p>13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92370.6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1" calcext:value-type="date">
            <text:p>21/10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23413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0" calcext:value-type="date">
            <text:p>10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15" calcext:value-type="date">
            <text:p>15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87650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7" calcext:value-type="date">
            <text:p>17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256205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4" calcext:value-type="date">
            <text:p>24/06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0034.6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5" calcext:value-type="date">
            <text:p>15/12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72628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2" calcext:value-type="date">
            <text:p>02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74256.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1" calcext:value-type="date">
            <text:p>01/08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45683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0" calcext:value-type="date">
            <text:p>20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07" calcext:value-type="date">
            <text:p>07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76540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7" calcext:value-type="date">
            <text:p>07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59045.9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9" calcext:value-type="date">
            <text:p>29/10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4552.6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9" calcext:value-type="date">
            <text:p>29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46424.5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1" calcext:value-type="date">
            <text:p>21/10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8941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4" calcext:value-type="date">
            <text:p>24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03757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6" calcext:value-type="date">
            <text:p>26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46250.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9" calcext:value-type="date">
            <text:p>29/04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8615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6" calcext:value-type="date">
            <text:p>06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55807.0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6" calcext:value-type="date">
            <text:p>26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66478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30" calcext:value-type="date">
            <text:p>30/09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14498.0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1" calcext:value-type="date">
            <text:p>31/10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53225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8" calcext:value-type="date">
            <text:p>08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1176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3" calcext:value-type="date">
            <text:p>03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51464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6" calcext:value-type="date">
            <text:p>26/05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09220.6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6" calcext:value-type="date">
            <text:p>26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6791.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5" calcext:value-type="date">
            <text:p>05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68162.6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1" calcext:value-type="date">
            <text:p>11/10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64469.6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6" calcext:value-type="date">
            <text:p>26/12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40224.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30" calcext:value-type="date">
            <text:p>30/03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72023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1" calcext:value-type="date">
            <text:p>21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47689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1" calcext:value-type="date">
            <text:p>01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12294.3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3" calcext:value-type="date">
            <text:p>23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96257.8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4" calcext:value-type="date">
            <text:p>14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73571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6" calcext:value-type="date">
            <text:p>16/06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47481.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9" calcext:value-type="date">
            <text:p>09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82768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1" calcext:value-type="date">
            <text:p>01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94364.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4" calcext:value-type="date">
            <text:p>24/01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70440.0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9" calcext:value-type="date">
            <text:p>09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98778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5" calcext:value-type="date">
            <text:p>15/09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52824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2" calcext:value-type="date">
            <text:p>02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80416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5" calcext:value-type="date">
            <text:p>15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90230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5" calcext:value-type="date">
            <text:p>05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72434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8271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0" calcext:value-type="date">
            <text:p>10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91654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1" calcext:value-type="date">
            <text:p>21/07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0615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2" calcext:value-type="date">
            <text:p>22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50709.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9" calcext:value-type="date">
            <text:p>29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37918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7" calcext:value-type="date">
            <text:p>07/07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79403.6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6" calcext:value-type="date">
            <text:p>26/10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68642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5" calcext:value-type="date">
            <text:p>15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50895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8" calcext:value-type="date">
            <text:p>08/10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09" calcext:value-type="date">
            <text:p>09/10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94165.3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4" calcext:value-type="date">
            <text:p>14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60310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7" calcext:value-type="date">
            <text:p>17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96327.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8" calcext:value-type="date">
            <text:p>28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33081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0" calcext:value-type="date">
            <text:p>20/08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61185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5" calcext:value-type="date">
            <text:p>15/02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58441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0346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3" calcext:value-type="date">
            <text:p>03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95462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1" calcext:value-type="date">
            <text:p>11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61067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30" calcext:value-type="date">
            <text:p>30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82470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3" calcext:value-type="date">
            <text:p>13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75751.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0" calcext:value-type="date">
            <text:p>10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93184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6" calcext:value-type="date">
            <text:p>26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58145.4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8" calcext:value-type="date">
            <text:p>28/12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8315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4" calcext:value-type="date">
            <text:p>04/10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11529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2" calcext:value-type="date">
            <text:p>12/03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51709.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5" calcext:value-type="date">
            <text:p>25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27817.1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7" calcext:value-type="date">
            <text:p>27/11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53400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8" calcext:value-type="date">
            <text:p>08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22799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1" calcext:value-type="date">
            <text:p>21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19867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1" calcext:value-type="date">
            <text:p>11/02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42880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4" calcext:value-type="date">
            <text:p>14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73318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6" calcext:value-type="date">
            <text:p>26/05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65412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9" calcext:value-type="date">
            <text:p>29/04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3761.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0" calcext:value-type="date">
            <text:p>10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44983.1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3" calcext:value-type="date">
            <text:p>23/12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30762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4" calcext:value-type="date">
            <text:p>14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27" calcext:value-type="date">
            <text:p>27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67912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2" calcext:value-type="date">
            <text:p>02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46468.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5" calcext:value-type="date">
            <text:p>05/06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95110.1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0" calcext:value-type="date">
            <text:p>30/10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20670.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0" calcext:value-type="date">
            <text:p>30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6023.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5" calcext:value-type="date">
            <text:p>05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99266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1" calcext:value-type="date">
            <text:p>01/01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58178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7" calcext:value-type="date">
            <text:p>17/01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61766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1" calcext:value-type="date">
            <text:p>01/12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34378.8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0" calcext:value-type="date">
            <text:p>20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36048.1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6" calcext:value-type="date">
            <text:p>16/11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41997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8" calcext:value-type="date">
            <text:p>08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87549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1" calcext:value-type="date">
            <text:p>21/08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44958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7" calcext:value-type="date">
            <text:p>27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80717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43905.4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7" calcext:value-type="date">
            <text:p>27/11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83496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7" calcext:value-type="date">
            <text:p>17/03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69527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3" calcext:value-type="date">
            <text:p>13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96420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8" calcext:value-type="date">
            <text:p>28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83582.0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4" calcext:value-type="date">
            <text:p>14/10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67496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5" calcext:value-type="date">
            <text:p>15/03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89908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3" calcext:value-type="date">
            <text:p>13/05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40960.8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3" calcext:value-type="date">
            <text:p>23/10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86146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5" calcext:value-type="date">
            <text:p>15/03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42467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0" calcext:value-type="date">
            <text:p>10/02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07065.1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1" calcext:value-type="date">
            <text:p>21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97569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7" calcext:value-type="date">
            <text:p>07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84417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7" calcext:value-type="date">
            <text:p>07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31962.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4" calcext:value-type="date">
            <text:p>04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45217.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3" calcext:value-type="date">
            <text:p>13/02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16" calcext:value-type="date">
            <text:p>16/08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40400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30" calcext:value-type="date">
            <text:p>30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74082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1" calcext:value-type="date">
            <text:p>21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9589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5" calcext:value-type="date">
            <text:p>15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4590.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1" calcext:value-type="date">
            <text:p>01/03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33782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8" calcext:value-type="date">
            <text:p>08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75059.4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7" calcext:value-type="date">
            <text:p>27/10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56617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1" calcext:value-type="date">
            <text:p>21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32186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23636.8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6" calcext:value-type="date">
            <text:p>26/12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7000.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4" calcext:value-type="date">
            <text:p>04/09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1916.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3" calcext:value-type="date">
            <text:p>23/06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73747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5" calcext:value-type="date">
            <text:p>05/02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5827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31" calcext:value-type="date">
            <text:p>31/05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48427.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5" calcext:value-type="date">
            <text:p>15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40257.1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5" calcext:value-type="date">
            <text:p>25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1979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4" calcext:value-type="date">
            <text:p>04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57637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57399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8" calcext:value-type="date">
            <text:p>08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08700.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7" calcext:value-type="date">
            <text:p>27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24168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7" calcext:value-type="date">
            <text:p>27/03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28315.2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4" calcext:value-type="date">
            <text:p>24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64501.4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1" calcext:value-type="date">
            <text:p>31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28462.2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8" calcext:value-type="date">
            <text:p>28/12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8061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/03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6431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7" calcext:value-type="date">
            <text:p>27/04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5289.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1" calcext:value-type="date">
            <text:p>11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80683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1" calcext:value-type="date">
            <text:p>01/01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45820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2" calcext:value-type="date">
            <text:p>22/03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85466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1" calcext:value-type="date">
            <text:p>01/11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09" calcext:value-type="date">
            <text:p>09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89589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8" calcext:value-type="date">
            <text:p>28/04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45739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5" calcext:value-type="date">
            <text:p>05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23212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3" calcext:value-type="date">
            <text:p>03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03" calcext:value-type="date">
            <text:p>03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77428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6" calcext:value-type="date">
            <text:p>06/04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91922.7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4" calcext:value-type="date">
            <text:p>24/11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14857.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2" calcext:value-type="date">
            <text:p>22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45813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1" calcext:value-type="date">
            <text:p>01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98588.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6" calcext:value-type="date">
            <text:p>06/06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67152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4" calcext:value-type="date">
            <text:p>24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76836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1" calcext:value-type="date">
            <text:p>01/07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61204.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2" calcext:value-type="date">
            <text:p>02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73412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8" calcext:value-type="date">
            <text:p>28/09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37848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6" calcext:value-type="date">
            <text:p>16/01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61063.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7" calcext:value-type="date">
            <text:p>07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85001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30" calcext:value-type="date">
            <text:p>30/03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18211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1" calcext:value-type="date">
            <text:p>01/01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23571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8" calcext:value-type="date">
            <text:p>18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6137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8" calcext:value-type="date">
            <text:p>08/01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90676.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5" calcext:value-type="date">
            <text:p>25/07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69401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9" calcext:value-type="date">
            <text:p>29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88542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1" calcext:value-type="date">
            <text:p>11/08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32324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/02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97307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3" calcext:value-type="date">
            <text:p>03/03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27234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5" calcext:value-type="date">
            <text:p>25/06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24586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3" calcext:value-type="date">
            <text:p>23/03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38060.3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8" calcext:value-type="date">
            <text:p>18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14437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8" calcext:value-type="date">
            <text:p>08/05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40107.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9" calcext:value-type="date">
            <text:p>29/09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61099.3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6" calcext:value-type="date">
            <text:p>16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93381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8" calcext:value-type="date">
            <text:p>28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20896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5" calcext:value-type="date">
            <text:p>25/08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46408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3" calcext:value-type="date">
            <text:p>13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64045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9" calcext:value-type="date">
            <text:p>29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74400.7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8" calcext:value-type="date">
            <text:p>28/11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99113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74098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1" calcext:value-type="date">
            <text:p>21/06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90581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6" calcext:value-type="date">
            <text:p>06/03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15" calcext:value-type="date">
            <text:p>15/12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49230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6" calcext:value-type="date">
            <text:p>26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14558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/01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23411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3" calcext:value-type="date">
            <text:p>03/01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10196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1" calcext:value-type="date">
            <text:p>21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79117.9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0" calcext:value-type="date">
            <text:p>20/10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05091.2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3" calcext:value-type="date">
            <text:p>23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49870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8" calcext:value-type="date">
            <text:p>08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60986.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7" calcext:value-type="date">
            <text:p>17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38154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3" calcext:value-type="date">
            <text:p>03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61842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4" calcext:value-type="date">
            <text:p>04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47344.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30" calcext:value-type="date">
            <text:p>30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39744.3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2" calcext:value-type="date">
            <text:p>12/11/2020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23146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2" calcext:value-type="date">
            <text:p>02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4509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3" calcext:value-type="date">
            <text:p>13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42290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2" calcext:value-type="date">
            <text:p>02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63187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9" calcext:value-type="date">
            <text:p>09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59571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5" calcext:value-type="date">
            <text:p>15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07004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04134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3" calcext:value-type="date">
            <text:p>13/07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19857.0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6" calcext:value-type="date">
            <text:p>16/11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95710.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0" calcext:value-type="date">
            <text:p>20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42464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6" calcext:value-type="date">
            <text:p>26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8484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8" calcext:value-type="date">
            <text:p>08/04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32801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6" calcext:value-type="date">
            <text:p>06/05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87087.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1" calcext:value-type="date">
            <text:p>11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139557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2" calcext:value-type="date">
            <text:p>22/04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60677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5" calcext:value-type="date">
            <text:p>15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38234.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9" calcext:value-type="date">
            <text:p>19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64456.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/04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25602.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7" calcext:value-type="date">
            <text:p>07/01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10632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3" calcext:value-type="date">
            <text:p>03/11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20" calcext:value-type="date">
            <text:p>20/10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15233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3" calcext:value-type="date">
            <text:p>23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62381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31" calcext:value-type="date">
            <text:p>31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7954.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4" calcext:value-type="date">
            <text:p>04/01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69268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5" calcext:value-type="date">
            <text:p>15/06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75128.6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1" calcext:value-type="date">
            <text:p>21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62300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4" calcext:value-type="date">
            <text:p>04/05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02479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5" calcext:value-type="date">
            <text:p>15/02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82705.3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7" calcext:value-type="date">
            <text:p>17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73512.6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4" calcext:value-type="date">
            <text:p>24/12/2020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89782.3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7" calcext:value-type="date">
            <text:p>17/11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72025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6" calcext:value-type="date">
            <text:p>16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49877.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3" calcext:value-type="date">
            <text:p>13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43044.0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7" calcext:value-type="date">
            <text:p>17/11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5443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6" calcext:value-type="date">
            <text:p>26/03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392422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7" calcext:value-type="date">
            <text:p>07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71463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07" calcext:value-type="date">
            <text:p>07/01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45793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5" calcext:value-type="date">
            <text:p>15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51101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2" calcext:value-type="date">
            <text:p>22/09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63987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5" calcext:value-type="date">
            <text:p>05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45174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2" calcext:value-type="date">
            <text:p>12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86586.4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3" calcext:value-type="date">
            <text:p>23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44087.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30" calcext:value-type="date">
            <text:p>30/03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52159.8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7" calcext:value-type="date">
            <text:p>17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04737.6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5" calcext:value-type="date">
            <text:p>25/12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73025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8" calcext:value-type="date">
            <text:p>18/06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300139.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9" calcext:value-type="date">
            <text:p>09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03428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2" calcext:value-type="date">
            <text:p>12/05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33042.2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3" calcext:value-type="date">
            <text:p>23/11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26" calcext:value-type="date">
            <text:p>26/05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93885.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2" calcext:value-type="date">
            <text:p>02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9931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9" calcext:value-type="date">
            <text:p>09/10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78936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3" calcext:value-type="date">
            <text:p>23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85304.6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4" calcext:value-type="date">
            <text:p>24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202565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2" calcext:value-type="date">
            <text:p>22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71657.4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31" calcext:value-type="date">
            <text:p>31/10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68353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1" calcext:value-type="date">
            <text:p>01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52394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9" calcext:value-type="date">
            <text:p>09/09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76254.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9" calcext:value-type="date">
            <text:p>09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83896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2" calcext:value-type="date">
            <text:p>02/02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83727.3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4" calcext:value-type="date">
            <text:p>24/12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4265.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8" calcext:value-type="date">
            <text:p>18/04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23471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8" calcext:value-type="date">
            <text:p>08/06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87640.5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6" calcext:value-type="date">
            <text:p>26/11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09672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/06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72063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9" calcext:value-type="date">
            <text:p>29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82483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0" calcext:value-type="date">
            <text:p>10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67769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8" calcext:value-type="date">
            <text:p>18/07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64668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2" calcext:value-type="date">
            <text:p>22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24303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4" calcext:value-type="date">
            <text:p>04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82684.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5" calcext:value-type="date">
            <text:p>15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63209.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1" calcext:value-type="date">
            <text:p>11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6656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1" calcext:value-type="date">
            <text:p>01/02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67373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3" calcext:value-type="date">
            <text:p>13/07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41696.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2" calcext:value-type="date">
            <text:p>12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67477.3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16" calcext:value-type="date">
            <text:p>16/10/2020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4994.3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9" calcext:value-type="date">
            <text:p>19/11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4916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7" calcext:value-type="date">
            <text:p>27/03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8188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3" calcext:value-type="date">
            <text:p>13/06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83935.0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1" calcext:value-type="date">
            <text:p>01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1609.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5" calcext:value-type="date">
            <text:p>05/04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95232.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1" calcext:value-type="date">
            <text:p>21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18459.2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3" calcext:value-type="date">
            <text:p>13/11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V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30" calcext:value-type="date">
            <text:p>30/10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24647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8" calcext:value-type="date">
            <text:p>28/05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40142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3" calcext:value-type="date">
            <text:p>13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01561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7" calcext:value-type="date">
            <text:p>07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300461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8" calcext:value-type="date">
            <text:p>18/08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93691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4" calcext:value-type="date">
            <text:p>04/10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74696.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8" calcext:value-type="date">
            <text:p>18/03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52652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5" calcext:value-type="date">
            <text:p>05/08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1859.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7" calcext:value-type="date">
            <text:p>07/12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79248.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3" calcext:value-type="date">
            <text:p>03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17259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0" calcext:value-type="date">
            <text:p>10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2777.0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26" calcext:value-type="date">
            <text:p>26/11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67482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5" calcext:value-type="date">
            <text:p>15/07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39539.5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6" calcext:value-type="date">
            <text:p>16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49643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9" calcext:value-type="date">
            <text:p>09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1809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7" calcext:value-type="date">
            <text:p>27/07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29617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8" calcext:value-type="date">
            <text:p>28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395200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5" calcext:value-type="date">
            <text:p>25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27587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31" calcext:value-type="date">
            <text:p>31/01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96575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0" calcext:value-type="date">
            <text:p>20/08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120593.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5" calcext:value-type="date">
            <text:p>25/02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10833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8" calcext:value-type="date">
            <text:p>28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262210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50419.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9" calcext:value-type="date">
            <text:p>19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83183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9" calcext:value-type="date">
            <text:p>19/05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04571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2" calcext:value-type="date">
            <text:p>02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2389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4" calcext:value-type="date">
            <text:p>24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00802.7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1" calcext:value-type="date">
            <text:p>11/11/2020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94323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3" calcext:value-type="date">
            <text:p>23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99196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18" calcext:value-type="date">
            <text:p>18/03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71721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9" calcext:value-type="date">
            <text:p>19/09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X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09" calcext:value-type="date">
            <text:p>09/08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107589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6" calcext:value-type="date">
            <text:p>26/09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72453.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20" calcext:value-type="date">
            <text:p>20/08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95867.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2" calcext:value-type="date">
            <text:p>02/07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30258.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18" calcext:value-type="date">
            <text:p>18/08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17024.9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10" calcext:value-type="date">
            <text:p>10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18" calcext:value-type="date">
            <text:p>18/02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6651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12934.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9" calcext:value-type="date">
            <text:p>09/07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85088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6" calcext:value-type="date">
            <text:p>06/09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22679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31" calcext:value-type="date">
            <text:p>31/08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201281.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15" calcext:value-type="date">
            <text:p>15/07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17831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9" calcext:value-type="date">
            <text:p>29/06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N</text:p>
          </table:table-cell>
          <table:table-cell table:style-name="ce1" office:value-type="string" calcext:value-type="string">
            <text:p>$272071.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52904.4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2" calcext:value-type="date">
            <text:p>22/12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18301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5" calcext:value-type="date">
            <text:p>25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6423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5" calcext:value-type="date">
            <text:p>25/09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394392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8-08" calcext:value-type="date">
            <text:p>08/08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186819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8" calcext:value-type="date">
            <text:p>18/09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72766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6" calcext:value-type="date">
            <text:p>06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59445.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0" calcext:value-type="date">
            <text:p>20/04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58901.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2" calcext:value-type="date">
            <text:p>02/05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55642.3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7" calcext:value-type="date">
            <text:p>27/12/2020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25" calcext:value-type="date">
            <text:p>25/09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91037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8" calcext:value-type="date">
            <text:p>18/06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46883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1" calcext:value-type="date">
            <text:p>11/02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07" calcext:value-type="date">
            <text:p>07/10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54744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6" calcext:value-type="date">
            <text:p>16/09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399388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6" calcext:value-type="date">
            <text:p>26/01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96093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9" calcext:value-type="date">
            <text:p>09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167959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/06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84211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24" calcext:value-type="date">
            <text:p>24/09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16" calcext:value-type="date">
            <text:p>16/09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56778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8" calcext:value-type="date">
            <text:p>28/03/2021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394371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2" calcext:value-type="date">
            <text:p>12/02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41813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2" calcext:value-type="date">
            <text:p>02/05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05912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6" calcext:value-type="date">
            <text:p>16/01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66204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7" calcext:value-type="date">
            <text:p>07/12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R</text:p>
          </table:table-cell>
          <table:table-cell table:style-name="ce1" office:value-type="string" calcext:value-type="string">
            <text:p>$334637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1" calcext:value-type="date">
            <text:p>01/11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142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3" calcext:value-type="date">
            <text:p>13/05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105349.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03" calcext:value-type="date">
            <text:p>03/04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197289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3" calcext:value-type="date">
            <text:p>03/11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352644.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2" calcext:value-type="date">
            <text:p>02/02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Z</text:p>
          </table:table-cell>
          <table:table-cell table:style-name="ce1" office:value-type="string" calcext:value-type="string">
            <text:p>$95915.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07" calcext:value-type="date">
            <text:p>07/06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R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09" calcext:value-type="date">
            <text:p>09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39859.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8" calcext:value-type="date">
            <text:p>18/05/2021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397648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3" calcext:value-type="date">
            <text:p>03/07/2021</text:p>
          </table:table-cell>
          <table:table-cell table:style-name="ce1" office:value-type="string" calcext:value-type="string">
            <text:p>Vendedor 5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58675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06" calcext:value-type="date">
            <text:p>06/12/2020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75566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4" calcext:value-type="date">
            <text:p>14/04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06606.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/02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81408.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31" calcext:value-type="date">
            <text:p>31/07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230147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11" calcext:value-type="date">
            <text:p>11/05/2021</text:p>
          </table:table-cell>
          <table:table-cell table:style-name="ce1" office:value-type="string" calcext:value-type="string">
            <text:p>Vendedor 2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V</text:p>
          </table:table-cell>
          <table:table-cell table:style-name="ce1" office:value-type="string" calcext:value-type="string">
            <text:p>$112050.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07" calcext:value-type="date">
            <text:p>07/03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85203.7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4" calcext:value-type="date">
            <text:p>14/11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29969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03" calcext:value-type="date">
            <text:p>03/07/2021</text:p>
          </table:table-cell>
          <table:table-cell table:style-name="ce1" office:value-type="string" calcext:value-type="string">
            <text:p>Vendedor 1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262397.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1" calcext:value-type="date">
            <text:p>21/07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282002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4" calcext:value-type="date">
            <text:p>24/07/2021</text:p>
          </table:table-cell>
          <table:table-cell table:style-name="ce1" office:value-type="string" calcext:value-type="string">
            <text:p>Vendedor 3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84304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11" calcext:value-type="date">
            <text:p>11/01/2021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Z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6" calcext:value-type="date">
            <text:p>16/04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X</text:p>
          </table:table-cell>
          <table:table-cell table:style-name="ce1" office:value-type="string" calcext:value-type="string">
            <text:p>$198349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13" calcext:value-type="date">
            <text:p>13/09/2021</text:p>
          </table:table-cell>
          <table:table-cell table:style-name="ce1" office:value-type="string" calcext:value-type="string">
            <text:p>Vendedor 8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Q</text:p>
          </table:table-cell>
          <table:table-cell table:style-name="ce1" office:value-type="string" calcext:value-type="string">
            <text:p>$385016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04" calcext:value-type="date">
            <text:p>04/05/2021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207428.7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8" calcext:value-type="date">
            <text:p>28/10/2020</text:p>
          </table:table-cell>
          <table:table-cell table:style-name="ce1" office:value-type="string" calcext:value-type="string">
            <text:p>Vendedor 10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U</text:p>
          </table:table-cell>
          <table:table-cell table:style-name="ce1" office:value-type="string" calcext:value-type="string">
            <text:p>$339079.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7-20" calcext:value-type="date">
            <text:p>20/07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220224.5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0-21" calcext:value-type="date">
            <text:p>21/10/2020</text:p>
          </table:table-cell>
          <table:table-cell table:style-name="ce1" office:value-type="string" calcext:value-type="string">
            <text:p>Vendedor 4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22973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9-03" calcext:value-type="date">
            <text:p>03/09/2021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Y</text:p>
          </table:table-cell>
          <table:table-cell table:style-name="ce1" office:value-type="string" calcext:value-type="string">
            <text:p>$76540.2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31" calcext:value-type="date">
            <text:p>31/12/2020</text:p>
          </table:table-cell>
          <table:table-cell table:style-name="ce1" office:value-type="string" calcext:value-type="string">
            <text:p>Vendedor 12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P</text:p>
          </table:table-cell>
          <table:table-cell table:style-name="ce1" office:value-type="string" calcext:value-type="string">
            <text:p>$156715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17" calcext:value-type="date">
            <text:p>17/06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41054.9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1-15" calcext:value-type="date">
            <text:p>15/11/2020</text:p>
          </table:table-cell>
          <table:table-cell table:style-name="ce1" office:value-type="string" calcext:value-type="string">
            <text:p>Vendedor 7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Y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20" calcext:value-type="date">
            <text:p>20/10/2020</text:p>
          </table:table-cell>
          <table:table-cell table:style-name="ce1" office:value-type="string" calcext:value-type="string">
            <text:p>Vendedor 9</text:p>
          </table:table-cell>
          <table:table-cell table:style-name="ce1" office:value-type="string" calcext:value-type="string">
            <text:p>Sede C</text:p>
          </table:table-cell>
          <table:table-cell table:style-name="ce1" office:value-type="string" calcext:value-type="string">
            <text:p>Producto W</text:p>
          </table:table-cell>
          <table:table-cell table:style-name="ce1" office:value-type="string" calcext:value-type="string">
            <text:p>$36881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0-01" calcext:value-type="date">
            <text:p>01/10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D</text:p>
          </table:table-cell>
          <table:table-cell table:style-name="ce1" office:value-type="string" calcext:value-type="string">
            <text:p>Producto S</text:p>
          </table:table-cell>
          <table:table-cell table:style-name="ce1" office:value-type="string" calcext:value-type="string">
            <text:p>$118292.7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20-12-20" calcext:value-type="date">
            <text:p>20/12/2020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01" calcext:value-type="date">
            <text:p>01/05/2021</text:p>
          </table:table-cell>
          <table:table-cell table:style-name="ce1" office:value-type="string" calcext:value-type="string">
            <text:p>Vendedor 6</text:p>
          </table:table-cell>
          <table:table-cell table:style-name="ce1" office:value-type="string" calcext:value-type="string">
            <text:p>Sede A</text:p>
          </table:table-cell>
          <table:table-cell table:style-name="ce1" office:value-type="string" calcext:value-type="string">
            <text:p>Producto T</text:p>
          </table:table-cell>
          <table:table-cell table:style-name="ce1" office:value-type="string" calcext:value-type="string">
            <text:p>$262802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9" calcext:value-type="date">
            <text:p>19/02/2021</text:p>
          </table:table-cell>
          <table:table-cell table:style-name="ce1" office:value-type="string" calcext:value-type="string">
            <text:p>Vendedor 1</text:p>
          </table:table-cell>
          <table:table-cell table:style-name="ce1" office:value-type="string" calcext:value-type="string">
            <text:p>Sede B</text:p>
          </table:table-cell>
          <table:table-cell table:style-name="ce1" office:value-type="string" calcext:value-type="string">
            <text:p>Producto O</text:p>
          </table:table-cell>
          <table:table-cell table:style-name="ce1" office:value-type="string" calcext:value-type="string">
            <text:p>$192582.38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35" meta:object-count="0"/>
    <meta:generator>LibreOfficeDev/6.0.5.2$Linux_X86_64 LibreOffice_project/</meta:generator>
  </office:meta>
</office:document-meta>
</file>